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6.48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8.9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n-t5-base_annset_mit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gloss1</text:p>
          </table:table-cell>
          <table:table-cell office:value-type="string" calcext:value-type="string">
            <text:p>more_similar</text:p>
          </table:table-cell>
          <table:table-cell office:value-type="string" calcext:value-type="string">
            <text:p>gloss2a</text:p>
          </table:table-cell>
          <table:table-cell office:value-type="string" calcext:value-type="string">
            <text:p>gloss2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rovide with equipment and personnel for the purpose of carrying out a task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equipment operates, it works and does what it is intended to do</text:p>
          </table:table-cell>
          <table:table-cell office:value-type="string" calcext:value-type="string">
            <text:p>to organize a service or system and make it available to peo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confron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act as manag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give or receive something to anoth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receive or receive as a messa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ed for talking about the things that people say</text:p>
          </table:table-cell>
          <table:table-cell office:value-type="string" calcext:value-type="string">
            <text:p>to realize that someone or something is making a sou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give an illustration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something by using pictures, diagrams, lists of numbers etc</text:p>
          </table:table-cell>
          <table:table-cell office:value-type="string" calcext:value-type="string">
            <text:p>to draw the pictures in a book, or to put pictures in a bo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ive out ; to give out ; to give ou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ffer something such as a welcome, thanks, or sympathy to someone</text:p>
          </table:table-cell>
          <table:table-cell office:value-type="string" calcext:value-type="string">
            <text:p>to increase the size of a building or area, especially by adding extra parts onto 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, accept, or accept as true ; to accept as true ; to accept as true ; to accept as true ;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arry or take someone or something somewhere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something different ; to al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include ; to includ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a destin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into existence ; to bring into existenc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use a new system, process, or law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a similar position or position ; to be in a similar position or position ; to be in a similar posi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; to requ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successfu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available for busines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To make ( someone ) feel uncomfortabl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become curved or folded and not straigh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be transmitted to ; to be transmitted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if something such as a programme or message reaches people, they see it or hear i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from one form or form to ano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velop something gradually</text:p>
          </table:table-cell>
          <table:table-cell office:value-type="string" calcext:value-type="string">
            <text:p>to gradually develop particular physical featur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 join or join in a relationship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nnect two or more places</text:p>
          </table:table-cell>
          <table:table-cell office:value-type="string" calcext:value-type="string">
            <text:p>if people, things, or events are linked, they are related to each other in some wa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disturb, disturb, or disturb ; to disturb, especially by minor irritation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nnoy someone by interrupting them when they are busy or want to be left alone</text:p>
          </table:table-cell>
          <table:table-cell office:value-type="string" calcext:value-type="string">
            <text:p>to cause someone physical pa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part ; to have as a part ; to have as a par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o play a lute or obo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kill animals for food or for their skin or other parts, or for spo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employed ; to be employ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agreement with ; to be in agreement with ; to be in agreement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erform a specified func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constituent ; to have as a constitu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o become involved in ; to be involved i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take part in a particular activity or to work in a particular job</text:p>
          </table:table-cell>
          <table:table-cell office:value-type="string" calcext:value-type="string">
            <text:p>to go or come into a plac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something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deal with, to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To give an official receipt of ( a document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how that you have seen someone or that you recognize them, for example by smiling or speaking to them</text:p>
          </table:table-cell>
          <table:table-cell office:value-type="string" calcext:value-type="string">
            <text:p>to let someone know that you have received something they sent yo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cept as 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cause to be a result of a proces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put a layer of something such as paint onto a surface</text:p>
          </table:table-cell>
          <table:table-cell office:value-type="string" calcext:value-type="string">
            <text:p>to use a particular method, process, law et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erform a specified func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gambl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children play or play something, they do things that they enjoy, for example using toys and taking part in gam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, to alter, to al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subject to ; to be subject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be concerned or concerned ; to be concerne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you do not bother to do something, you do not do it, either because there seems to be no good reason or because it involves too much effor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keep or keep for future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office:value-type="string" calcext:value-type="string">
            <text:p>to collect a set of things and keep them for a particular purpo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; to requ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you want something to happen, or that you want someone else to do something</text:p>
          </table:table-cell>
          <table:table-cell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put into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new name or form 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 ; to accept ; to accep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endure ; to endure ; to endur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place or position that is beyond one's ability or capabilit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make a formal inquiry or inquiry into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able to do something ; to be unable to do something ; to be unable to do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unsuccessful when you try to do something</text:p>
          </table:table-cell>
          <table:table-cell office:value-type="string" calcext:value-type="string">
            <text:p>to be unsuccessful in achieving a satisfactory level or standar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ut into force ; to put into effect ; to put into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troduce something such as a new law or new system, and force people to accept it</text:p>
          </table:table-cell>
          <table:table-cell office:value-type="string" calcext:value-type="string">
            <text:p>to cause extra work for someone by asking them to do something that may not be convenient for the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public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be the head of ; to be the lead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in control of an organization, group of people, or activity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of ; to give a suggestion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mind you of something</text:p>
          </table:table-cell>
          <table:table-cell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respond to ; to respond 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a difference ; to make a difference ; to make a differe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have or consum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eating or drinking somethin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certain heigh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, to acknowled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; to be of use ; to be of use ; to be of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To be in a state of distress or distress ; to be in a state of distress ; to be in a state of distress 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ed for emphasizing that something should be done</text:p>
          </table:table-cell>
          <table:table-cell office:value-type="string" calcext:value-type="string">
            <text:p>if you need something, you must have it because it is necessar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membership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llow someone to become a member of an organization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say in a voice, as if ask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inquire abou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to act ; to cause to act ; to cause to a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in common ; to have in comm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facing ; to be fac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something from some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inquire about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make something more efficient or effici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office:value-type="string" calcext:value-type="string">
            <text:p>to make a machine, system, vehicle etc move or operate in the way that you want it t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use ( a word ) to express a mean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a machine, system, vehicle etc move or operate in the way that you want it t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set up, as a busines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effect ; to be in effect ; to be in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thing such as a rule, idea, or fact operates, it exists and has an effect in a particular situation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related or related ; to be a part o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pond</text:p>
          </table:table-cell>
          <table:table-cell office:value-type="string" calcext:value-type="string">
            <text:p>To act in response to a threat or threa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y, especially in writing</text:p>
          </table:table-cell>
          <table:table-cell office:value-type="string" calcext:value-type="string">
            <text:p>to react to something by taking a particular course of acti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 shared interest or interes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To make ( someone ) aware of someth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gain about an event from the past or about a fact that they used to know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different or different decision or course of acti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remove the horns from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 ; to make known ; to make know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deal with, or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into a new environm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office:value-type="string" calcext:value-type="string">
            <text:p>to bring something such as a plant or animal into a country or environment for the first tim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give ( someone ) information about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provide a supply of something for a person or a machine</text:p>
          </table:table-cell>
          <table:table-cell office:value-type="string" calcext:value-type="string">
            <text:p>to give food to a person or an anim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say something to express one's opinion ; to say something to express one's opin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ave power ov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office:value-type="string" calcext:value-type="string">
            <text:p>to have the power to make decisions and decide what will happen to somethin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common ; to be in common ; to be in comm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have the same opinion or feeling as someone e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how or explain in a vivid mann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what something is like, or to show that something is true</text:p>
          </table:table-cell>
          <table:table-cell office:value-type="string" calcext:value-type="string">
            <text:p>to draw the pictures in a book, or to put pictures in a boo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be the correct or proper or proper or proper or proper or prop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control or contro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organize and control the work of a company, organization, or group of peopl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take into consideration, to consider, to consid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isten to someone who is speaking about a particular thing</text:p>
          </table:table-cell>
          <table:table-cell office:value-type="string" calcext:value-type="string">
            <text:p>if a court case is heard, it is dealt with by a court or judg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speak to, to give an oral or written speech 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publicly to a group of peop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or acknowled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confron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to accept that a bad situation exists and try to deal with i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mention ; to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ook at a book, map etc for information</text:p>
          </table:table-cell>
          <table:table-cell office:value-type="string" calcext:value-type="string">
            <text:p>to mention someone or something when you are speaking or writin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provide ( services ) to someon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provide something such as a product or servic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make available ; to make available ; to make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give someone something that you think they need or deserv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set up ; to set up ; to set up ; to set up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able to live with only a limited amount of money</text:p>
          </table:table-cell>
          <table:table-cell office:value-type="string" calcext:value-type="string">
            <text:p>to deal successfully with a problem or difficult situati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indicate ; to show ; to show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direct or direct, as a person, towards a goal or a goal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to act ; to cause to act ; to cause to a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or become free from obstruc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obtain, as approval or approval ; to obtai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office:value-type="string" calcext:value-type="string">
            <text:p>to succeed in getting something that you want because of hard work or abilit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, accept, or accept as true ; to accept as true ; to accept as true ; to accept as tru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make less difficult ; to make less difficul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old, to hold, to hol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a container, envelope, room etc that contains something has something inside i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something know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To work hard, to work har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your strength to fight against someone or something</text:p>
          </table:table-cell>
          <table:table-cell office:value-type="string" calcext:value-type="string">
            <text:p>to try hard to do something that you find very difficul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; to come to ; to come to ; to com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chieve something after discussing it or thinking about it for a long tim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include, as in a docum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, to change, to chan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radually change and develop over a period of time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place, or to a place of inter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make less difficult ; to make less difficul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be visible ; to be visi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children play or play something, they do things that they enjoy, for example using toys and taking part in games</text:p>
          </table:table-cell>
          <table:table-cell office:value-type="string" calcext:value-type="string">
            <text:p>if something such as light plays somewhere, it moves quickly over a surface, appearing in different places for a very short tim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supply with nourishm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food to a person or an animal</text:p>
          </table:table-cell>
          <table:table-cell office:value-type="string" calcext:value-type="string">
            <text:p>to make a feeling strong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participate in ; to participate i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involved in an activity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in a state of conflict ; to be in a state of conflict ; to be in a state of confli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achieve a victor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et something as a prize for defeating other people or because you are luck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indicate by a particular action or process ; to show by a particular quality or condi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a particular position or situa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o beyond a specific limit, scope, or limi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a part of ; to be a part of ; to be connec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describe something, or to be about somethin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not do something ; to not do someth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not do something that people expect you to d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make visible, as by a photographic im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cause to become addicte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o from one place to anoth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be applied 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to deal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directly to someone who is with you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 to ; to give information about ; to give information abou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office:value-type="string" calcext:value-type="string">
            <text:p>to provide someone with a new experience, activity, or opportunity to learn somethin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be sufficient to meet ; to be sufficient to mee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; to come to ; to come to ; to com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chieve something after discussing it or thinking about it for a long tim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known to the public ; to make known to the public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different or different decis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be different from an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; to acknowledge ; to acknowled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ut upon ; to put upon ; to put up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ause extra work for someone by asking them to do something that may not be convenient for the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 to do something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To start ; to star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tart doing somethin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related ; to be related ; to be connect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visi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a goal ) from being scor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goalkeeper saves a ball in a sport such as football, they prevent the ball from going into the net</text:p>
          </table:table-cell>
          <table:table-cell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entry to ; to permit to en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someone into hospital for medical treatmen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act as the agent of, or in charge of, a tena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an available supply of something such as time or money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old or hold in a certain posi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people behave in the way that you want them to behav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give an explanation o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divide by tw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part of something to someone els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amends for ; to make amends fo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a place, especially a place of great dista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ause to b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show ; to show ; to show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ell someone about something that may be useful or suitable for a particular purpose</text:p>
          </table:table-cell>
          <table:table-cell office:value-type="string" calcext:value-type="string">
            <text:p>to offer an idea or a plan for someone to consid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o avoid, avoid, or avoid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void thinking about or dealing with an unpleasant situation that you are in</text:p>
          </table:table-cell>
          <table:table-cell office:value-type="string" calcext:value-type="string">
            <text:p>to get away from a place where you are in danger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give away, as a gif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together ; to come toge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ome together with other people or things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or achieve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referring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indicate or indicate by a sugges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talk about ; to talk abou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tell someone somethin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gain ; to gai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office:value-type="string" calcext:value-type="string">
            <text:p>to succeed in getting something that you want because of hard work or ability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make wider ; to expan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increase the size of a building or area, especially by adding extra parts onto i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mention or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ook at a book, map etc for information</text:p>
          </table:table-cell>
          <table:table-cell office:value-type="string" calcext:value-type="string">
            <text:p>to mention someone or something when you are speaking or writin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deal with, or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peak directly to someone who is with you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something better ; to make something bet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, alter, or al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become more advanc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To believe that something will happe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waiting for someone or something to arrive</text:p>
          </table:table-cell>
          <table:table-cell office:value-type="string" calcext:value-type="string">
            <text:p>to think that something will happ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from being affected or affected by someth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better ; to make bet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5T11:18:26.538575480</dc:date>
    <meta:editing-duration>PT23M48S</meta:editing-duration>
    <meta:editing-cycles>186</meta:editing-cycles>
    <meta:generator>LibreOffice/7.3.7.2$Linux_X86_64 LibreOffice_project/30$Build-2</meta:generator>
    <meta:document-statistic meta:table-count="1" meta:cell-count="1109" meta:object-count="0"/>
  </office:meta>
</office:document-meta>
</file>